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80000031C13E76A2303BE64F6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1.137cm" svg:height="11.011cm" svg:x="0.502cm" svg:y="0.5cm">
          <draw:image xlink:href="Pictures/10000001000005F80000031C13E76A2303BE64F6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14cm" fo:page-height="12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5:11:42.537765435</dc:date>
    <meta:editing-duration>PT5H4M12S</meta:editing-duration>
    <meta:editing-cycles>18</meta:editing-cycles>
    <meta:generator>LibreOffice/7.4.0.3$Linux_X86_64 LibreOffice_project/40$Build-3</meta:generator>
    <meta:document-statistic meta:object-count="1"/>
  </office:meta>
</office:document-meta>
</file>